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183cm" svg:x="1cm" svg:y="0.936cm">
          <draw:image xlink:href="../pngs/wald-var1-sec2-jd-process.png" xlink:type="simple" xlink:show="embed" xlink:actuate="onLoad">
            <text:p/>
          </draw:image>
        </draw:frame>
        <draw:frame draw:style-name="gr1" draw:text-style-name="P1" draw:layer="layout" svg:width="19.589cm" svg:height="12.616cm" svg:x="1cm" svg:y="13.42cm">
          <draw:image xlink:href="../pngs/wald-var1-sec2-jf-process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11:25:04.143066000</meta:creation-date>
    <dc:date>2016-08-10T11:27:39.257894000</dc:date>
    <meta:editing-duration>PT6S</meta:editing-duration>
    <meta:editing-cycles>1</meta:editing-cycles>
    <meta:document-statistic meta:object-count="2"/>
    <meta:generator>LibreOffice/5.1.4.2$MacOSX_X86_64 LibreOffice_project/f99d75f39f1c57ebdd7ffc5f42867c12031db97a</meta:generator>
  </office:meta>
</office:document-meta>
</file>